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20daf71" officeooo:paragraph-rsid="0048d16d" style:font-size-asian="12pt"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4"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5"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6"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7"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38"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39"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3"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44" style:family="paragraph" style:parent-style-name="Standard">
      <style:paragraph-properties fo:line-height="150%" fo:text-align="start" style:justify-single-word="false"/>
      <style:text-properties fo:color="#000000" style:font-name="FreeSans" fo:font-size="14pt" officeooo:rsid="00600160" officeooo:paragraph-rsid="0048d16d" style:font-size-asian="14pt" style:font-size-complex="14pt"/>
    </style:style>
    <style:style style:name="P45" style:family="paragraph" style:parent-style-name="Standard">
      <style:paragraph-properties fo:line-height="150%" fo:text-align="start" style:justify-single-word="false"/>
      <style:text-properties fo:color="#000000" style:font-name="FreeSans" fo:font-size="14pt" officeooo:rsid="020daf71" officeooo:paragraph-rsid="0048d16d" style:font-size-asian="14pt" style:font-size-complex="14pt"/>
    </style:style>
    <style:style style:name="P46" style:family="paragraph" style:parent-style-name="Standard">
      <style:paragraph-properties fo:margin-left="0.5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47"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48"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49"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0"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1"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2"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3"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4"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5"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6" style:family="paragraph" style:parent-style-name="Text_20_body">
      <style:paragraph-properties fo:margin-top="0.0783in" fo:margin-bottom="0.1965in" style:contextual-spacing="false"/>
      <style:text-properties officeooo:rsid="0040382b" officeooo:paragraph-rsid="0040382b"/>
    </style:style>
    <style:style style:name="P57"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58"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59"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60"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4198e"/>
    </style:style>
    <style:style style:name="P61"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5fef2"/>
    </style:style>
    <style:style style:name="P62" style:family="paragraph" style:parent-style-name="Contents_20_1">
      <style:paragraph-properties>
        <style:tab-stops>
          <style:tab-stop style:position="7.0874in" style:type="right" style:leader-style="dotted" style:leader-text="."/>
        </style:tab-stops>
      </style:paragraph-properties>
    </style:style>
    <style:style style:name="P63" style:family="paragraph" style:parent-style-name="Contents_20_2">
      <style:paragraph-properties>
        <style:tab-stops>
          <style:tab-stop style:position="6.8909in" style:type="right" style:leader-style="dotted" style:leader-text="."/>
        </style:tab-stops>
      </style:paragraph-properties>
    </style:style>
    <style:style style:name="P64" style:family="paragraph" style:parent-style-name="Contents_20_3">
      <style:paragraph-properties>
        <style:tab-stops>
          <style:tab-stop style:position="6.6945in" style:type="right" style:leader-style="dotted" style:leader-text="."/>
        </style:tab-stops>
      </style:paragraph-properties>
    </style:style>
    <style:style style:name="P65" style:family="paragraph" style:parent-style-name="Contents_20_4">
      <style:paragraph-properties>
        <style:tab-stops>
          <style:tab-stop style:position="6.498in" style:type="right" style:leader-style="dotted" style:leader-text="."/>
        </style:tab-stops>
      </style:paragraph-properties>
    </style:style>
    <style:style style:name="P66"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67"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68"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69" style:family="paragraph" style:parent-style-name="Standard">
      <style:paragraph-properties fo:line-height="150%" fo:text-align="start" style:justify-single-word="false"/>
      <style:text-properties fo:color="#000000" style:font-name="FreeSans" fo:font-size="14pt" officeooo:rsid="00968d44" officeooo:paragraph-rsid="004a021b" style:font-size-asian="14pt" style:font-size-complex="14pt"/>
    </style:style>
    <style:style style:name="P70"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71" style:family="paragraph" style:parent-style-name="Text_20_body" style:list-style-name="L1">
      <style:paragraph-properties fo:margin-top="0.0783in" fo:margin-bottom="0.1965in" style:contextual-spacing="false"/>
      <style:text-properties fo:font-size="11pt" officeooo:rsid="00371299" officeooo:paragraph-rsid="00371299" style:font-size-asian="11pt" style:font-size-complex="11pt"/>
    </style:style>
    <style:style style:name="P72" style:family="paragraph" style:parent-style-name="Text_20_body" style:list-style-name="L1">
      <style:paragraph-properties fo:margin-top="0.0783in" fo:margin-bottom="0.1965in" style:contextual-spacing="false"/>
      <style:text-properties fo:font-size="11pt" officeooo:rsid="0038a5a2" officeooo:paragraph-rsid="0038a5a2" style:font-size-asian="11pt" style:font-size-complex="11pt"/>
    </style:style>
    <style:style style:name="P73" style:family="paragraph" style:parent-style-name="Text_20_body" style:list-style-name="L1">
      <style:paragraph-properties fo:margin-top="0.0783in" fo:margin-bottom="0.1965in" style:contextual-spacing="false"/>
      <style:text-properties fo:font-size="11pt" officeooo:rsid="0038eaa3" officeooo:paragraph-rsid="0038eaa3" style:font-size-asian="11pt" style:font-size-complex="11pt"/>
    </style:style>
    <style:style style:name="P74" style:family="paragraph" style:parent-style-name="Text_20_body" style:list-style-name="L1">
      <style:paragraph-properties fo:margin-top="0.0783in" fo:margin-bottom="0.1965in" style:contextual-spacing="false"/>
      <style:text-properties fo:font-size="11pt" officeooo:rsid="003aa6c2" officeooo:paragraph-rsid="003aa6c2" style:font-size-asian="11pt" style:font-size-complex="11pt"/>
    </style:style>
    <style:style style:name="P75" style:family="paragraph" style:parent-style-name="Text_20_body" style:list-style-name="L1">
      <style:paragraph-properties fo:margin-top="0.0783in" fo:margin-bottom="0.1965in" style:contextual-spacing="false"/>
      <style:text-properties fo:font-size="11pt" officeooo:rsid="003aa6c2" officeooo:paragraph-rsid="003c5b7d" style:font-size-asian="11pt" style:font-size-complex="11pt"/>
    </style:style>
    <style:style style:name="P76" style:family="paragraph" style:parent-style-name="Text_20_body" style:list-style-name="L1">
      <style:paragraph-properties fo:margin-top="0.0783in" fo:margin-bottom="0.1965in" style:contextual-spacing="false"/>
      <style:text-properties fo:font-size="11pt" officeooo:rsid="003c5b7d" officeooo:paragraph-rsid="003c5b7d" style:font-size-asian="11pt" style:font-size-complex="11pt"/>
    </style:style>
    <style:style style:name="P77" style:family="paragraph" style:parent-style-name="Text_20_body" style:list-style-name="L1">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78" style:family="paragraph" style:parent-style-name="Text_20_body" style:list-style-name="L1">
      <style:paragraph-properties fo:margin-top="0.0783in" fo:margin-bottom="0.1965in" style:contextual-spacing="false"/>
      <style:text-properties officeooo:rsid="0038a5a2" officeooo:paragraph-rsid="0038a5a2"/>
    </style:style>
    <style:style style:name="P79" style:family="paragraph" style:parent-style-name="Text_20_body" style:list-style-name="L1">
      <style:paragraph-properties fo:margin-top="0.0783in" fo:margin-bottom="0.1965in" style:contextual-spacing="false"/>
      <style:text-properties officeooo:rsid="003c5b7d" officeooo:paragraph-rsid="003c5b7d"/>
    </style:style>
    <style:style style:name="P80" style:family="paragraph" style:parent-style-name="Text_20_body" style:list-style-name="L1">
      <style:paragraph-properties fo:margin-top="0.0783in" fo:margin-bottom="0.1965in" style:contextual-spacing="false">
        <style:tab-stops/>
      </style:paragraph-properties>
      <style:text-properties officeooo:rsid="00206e94" officeooo:paragraph-rsid="003c5b7d"/>
    </style:style>
    <style:style style:name="P81" style:family="paragraph" style:parent-style-name="Text_20_body" style:list-style-name="L1">
      <style:paragraph-properties fo:margin-top="0.0783in" fo:margin-bottom="0.1965in" style:contextual-spacing="false"/>
      <style:text-properties officeooo:rsid="003da454" officeooo:paragraph-rsid="003da454"/>
    </style:style>
    <style:style style:name="P82" style:family="paragraph" style:parent-style-name="Text_20_body" style:list-style-name="L1">
      <style:paragraph-properties fo:margin-top="0.0783in" fo:margin-bottom="0.1965in" style:contextual-spacing="false"/>
      <style:text-properties officeooo:rsid="0020cec6" officeooo:paragraph-rsid="003da454"/>
    </style:style>
    <style:style style:name="P83" style:family="paragraph" style:parent-style-name="Text_20_body" style:list-style-name="L1">
      <style:paragraph-properties fo:margin-top="0.0783in" fo:margin-bottom="0.1965in" style:contextual-spacing="false"/>
      <style:text-properties officeooo:rsid="00223c59" officeooo:paragraph-rsid="003da454"/>
    </style:style>
    <style:style style:name="P84" style:family="paragraph" style:parent-style-name="Text_20_body" style:list-style-name="L1">
      <style:paragraph-properties fo:margin-top="0.0783in" fo:margin-bottom="0.1965in" style:contextual-spacing="false"/>
      <style:text-properties officeooo:rsid="003f1f06" officeooo:paragraph-rsid="003f1f06"/>
    </style:style>
    <style:style style:name="P85" style:family="paragraph" style:parent-style-name="Text_20_body" style:list-style-name="L1">
      <style:paragraph-properties fo:margin-top="0.0783in" fo:margin-bottom="0.1965in" style:contextual-spacing="false"/>
      <style:text-properties officeooo:rsid="003f1f06" officeooo:paragraph-rsid="0043afcb"/>
    </style:style>
    <style:style style:name="P86" style:family="paragraph" style:parent-style-name="Text_20_body" style:list-style-name="L1">
      <style:paragraph-properties fo:margin-top="0.0783in" fo:margin-bottom="0.1965in" style:contextual-spacing="false"/>
      <style:text-properties officeooo:rsid="003f1f06" officeooo:paragraph-rsid="0044198e"/>
    </style:style>
    <style:style style:name="P87" style:family="paragraph" style:parent-style-name="Text_20_body" style:list-style-name="L1">
      <style:paragraph-properties fo:margin-top="0.0783in" fo:margin-bottom="0.1965in" style:contextual-spacing="false"/>
      <style:text-properties officeooo:rsid="00402462" officeooo:paragraph-rsid="0044198e"/>
    </style:style>
    <style:style style:name="P88" style:family="paragraph" style:parent-style-name="Text_20_body" style:list-style-name="L1">
      <style:paragraph-properties fo:margin-top="0.0783in" fo:margin-bottom="0.1965in" style:contextual-spacing="false"/>
      <style:text-properties officeooo:rsid="00402462" officeooo:paragraph-rsid="00402462"/>
    </style:style>
    <style:style style:name="P89" style:family="paragraph" style:parent-style-name="Text_20_body" style:list-style-name="L1">
      <style:paragraph-properties fo:margin-top="0.0783in" fo:margin-bottom="0.1965in" style:contextual-spacing="false"/>
      <style:text-properties officeooo:rsid="0040382b" officeooo:paragraph-rsid="0040382b"/>
    </style:style>
    <style:style style:name="P90" style:family="paragraph" style:parent-style-name="Text_20_body" style:list-style-name="L2">
      <style:paragraph-properties fo:margin-left="1.4772in" fo:margin-right="0in" fo:margin-top="0.0783in" fo:margin-bottom="0.1965in" style:contextual-spacing="false" fo:text-indent="-0.25in" style:auto-text-indent="false"/>
      <style:text-properties officeooo:paragraph-rsid="003c5b7d"/>
    </style:style>
    <style:style style:name="P91" style:family="paragraph" style:parent-style-name="Text_20_body" style:list-style-name="L2">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92" style:family="paragraph" style:parent-style-name="Text_20_body" style:list-style-name="L4">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93"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94"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95"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96"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97"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98" style:family="paragraph" style:parent-style-name="Heading_20_1" style:list-style-name="">
      <style:text-properties fo:font-size="14pt" style:font-size-asian="14pt" style:font-size-complex="14pt"/>
    </style:style>
    <style:style style:name="P99" style:family="paragraph" style:parent-style-name="Heading_20_1" style:master-page-name="SF_20_default">
      <style:paragraph-properties style:page-number="auto"/>
      <style:text-properties fo:font-size="14pt" style:font-size-asian="14pt" style:font-size-complex="14pt"/>
    </style:style>
    <style:style style:name="P100" style:family="paragraph" style:parent-style-name="Quotations" style:list-style-name="L1">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101" style:family="paragraph" style:parent-style-name="Contents_20_Heading" style:master-page-name="SF_20_default">
      <style:paragraph-properties style:page-number="auto"/>
    </style:style>
    <style:style style:name="T1" style:family="text">
      <style:text-properties fo:color="#000000" fo:language="en" fo:country="ZA" fo:background-color="transparent" loext:char-shading-value="0"/>
    </style:style>
    <style:style style:name="T2" style:family="text">
      <style:text-properties fo:color="#000000" officeooo:rsid="003b0f3e"/>
    </style:style>
    <style:style style:name="T3" style:family="text">
      <style:text-properties fo:language="en" fo:country="US"/>
    </style:style>
    <style:style style:name="T4" style:family="text">
      <style:text-properties fo:language="en" fo:country="US" officeooo:rsid="00191a91"/>
    </style:style>
    <style:style style:name="T5" style:family="text">
      <style:text-properties officeooo:rsid="00359a7a"/>
    </style:style>
    <style:style style:name="T6" style:family="text">
      <style:text-properties fo:color="#009900"/>
    </style:style>
    <style:style style:name="T7" style:family="text">
      <style:text-properties fo:color="#009900" fo:font-size="11pt" style:font-size-asian="11pt" style:font-size-complex="11pt"/>
    </style:style>
    <style:style style:name="T8" style:family="text">
      <style:text-properties fo:color="#009900" officeooo:rsid="003c5b7d"/>
    </style:style>
    <style:style style:name="T9" style:family="text">
      <style:text-properties fo:font-weight="normal" style:font-weight-asian="normal" style:font-weight-complex="normal"/>
    </style:style>
    <style:style style:name="T10" style:family="text">
      <style:text-properties fo:font-weight="normal" officeooo:rsid="00344311" style:font-weight-asian="normal" style:font-weight-complex="normal"/>
    </style:style>
    <style:style style:name="T11" style:family="text">
      <style:text-properties officeooo:rsid="020daf71"/>
    </style:style>
    <style:style style:name="T12" style:family="text">
      <style:text-properties fo:font-size="14pt" style:font-size-asian="14pt" style:font-size-complex="14pt"/>
    </style:style>
    <style:style style:name="T13" style:family="text">
      <style:text-properties fo:font-size="14pt" officeooo:rsid="019a5209" style:font-size-asian="14pt" style:font-size-complex="14pt"/>
    </style:style>
    <style:style style:name="T14" style:family="text">
      <style:text-properties fo:font-size="14pt" officeooo:rsid="019b3faf" style:font-size-asian="14pt" style:font-size-complex="14pt"/>
    </style:style>
    <style:style style:name="T15" style:family="text">
      <style:text-properties fo:font-size="14pt" officeooo:rsid="0043afcb" style:font-size-asian="14pt" style:font-size-complex="14pt"/>
    </style:style>
    <style:style style:name="T16" style:family="text">
      <style:text-properties officeooo:rsid="015dfd1d"/>
    </style:style>
    <style:style style:name="T17" style:family="text">
      <style:text-properties officeooo:rsid="0199169d"/>
    </style:style>
    <style:style style:name="T18" style:family="text">
      <style:text-properties officeooo:rsid="01c156aa"/>
    </style:style>
    <style:style style:name="T19" style:family="text">
      <style:text-properties officeooo:rsid="019a5209"/>
    </style:style>
    <style:style style:name="T20" style:family="text">
      <style:text-properties officeooo:rsid="01c3abb9"/>
    </style:style>
    <style:style style:name="T21" style:family="text">
      <style:text-properties fo:font-size="11pt" style:font-size-asian="11pt" style:font-size-complex="11pt"/>
    </style:style>
    <style:style style:name="T22" style:family="text">
      <style:text-properties fo:font-size="11pt" officeooo:rsid="01c3abb9" style:font-size-asian="11pt" style:font-size-complex="11pt"/>
    </style:style>
    <style:style style:name="T23" style:family="text">
      <style:text-properties fo:font-size="11pt" officeooo:rsid="003aa6c2" style:font-size-asian="11pt" style:font-size-complex="11pt"/>
    </style:style>
    <style:style style:name="T24" style:family="text">
      <style:text-properties officeooo:rsid="020e807e"/>
    </style:style>
    <style:style style:name="T25" style:family="text">
      <style:text-properties officeooo:rsid="00a608d0"/>
    </style:style>
    <style:style style:name="T26" style:family="text">
      <style:text-properties officeooo:rsid="017dde51"/>
    </style:style>
    <style:style style:name="T27" style:family="text">
      <style:text-properties officeooo:rsid="003c5b7d"/>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3b0f3e"/>
    </style:style>
    <style:style style:name="T33" style:family="text">
      <style:text-properties officeooo:rsid="0044198e"/>
    </style:style>
    <style:style style:name="T34" style:family="text">
      <style:text-properties officeooo:rsid="00600160"/>
    </style:style>
    <style:style style:name="T35" style:family="text">
      <style:text-properties fo:font-size="12pt" style:font-size-asian="12pt" style:font-size-complex="12pt"/>
    </style:style>
    <style:style style:name="T36" style:family="text">
      <style:text-properties fo:font-size="12pt" officeooo:rsid="00600160" style:font-size-asian="12pt" style:font-size-complex="12pt"/>
    </style:style>
    <style:style style:name="T37" style:family="text">
      <style:text-properties officeooo:rsid="004a021b"/>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16"><text:span text:style-name="T10">Project</text:span><text:span text:style-name="T9">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4"/>
      <text:p text:style-name="P34"/>
      <text:p text:style-name="P19">and</text:p>
      <text:p text:style-name="P34"/>
      <text:p text:style-name="P35">[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1">Table of Contents</text:p>
          </text:index-title>
          <text:p text:style-name="P62">Contract Specifications<text:tab/>3</text:p>
          <text:p text:style-name="P62">Legal Relationship<text:tab/>5</text:p>
          <text:p text:style-name="P63">The Relationship between the [Grant Giver], Fellow and Recipient<text:tab/>5</text:p>
          <text:p text:style-name="P63">Contract Period<text:tab/>5</text:p>
          <text:p text:style-name="P63">Contract Amount<text:tab/>6</text:p>
          <text:p text:style-name="P63">Deliverables or Services<text:tab/>6</text:p>
          <text:p text:style-name="P63">Obligations of Recipient<text:tab/>7</text:p>
          <text:p text:style-name="P63">Obligations and Authority of the Fellowship<text:tab/>7</text:p>
          <text:p text:style-name="P63">Obligations of the [Grant Giver]<text:tab/>8</text:p>
          <text:p text:style-name="P63">Public Association with the [Grant Giver]<text:tab/>8</text:p>
          <text:p text:style-name="P63">Securing Information and Confidentiality<text:tab/>8</text:p>
          <text:p text:style-name="P62">Standard Legal Provisions<text:tab/>10</text:p>
          <text:p text:style-name="P63">Intellectual Property<text:tab/>10</text:p>
          <text:p text:style-name="P64">Creation for this agreement<text:tab/>10</text:p>
          <text:p text:style-name="P64">Vesting<text:tab/>10</text:p>
          <text:p text:style-name="P64">Public Distribution of Copyright Works and Data<text:tab/>10</text:p>
          <text:p text:style-name="P65">Open Content and Data<text:tab/>11</text:p>
          <text:p text:style-name="P65">Software<text:tab/>11</text:p>
          <text:p text:style-name="P65">Data<text:tab/>11</text:p>
          <text:p text:style-name="P65">Media<text:tab/>12</text:p>
          <text:p text:style-name="P65">Other Licenses<text:tab/>12</text:p>
          <text:p text:style-name="P64">Patents and Registered Designs<text:tab/>12</text:p>
          <text:p text:style-name="P64">Hardware<text:tab/>13</text:p>
          <text:p text:style-name="P64">Upload<text:tab/>13</text:p>
          <text:p text:style-name="P64">Exceptions<text:tab/>13</text:p>
          <text:p text:style-name="P64">Warranty<text:tab/>13</text:p>
          <text:p text:style-name="P64">Residual License<text:tab/>14</text:p>
          <text:p text:style-name="P63">How This Agreement Works<text:tab/>14</text:p>
          <text:p text:style-name="P63">Termination other than for Breach<text:tab/>15</text:p>
          <text:p text:style-name="P63">Breach<text:tab/>15</text:p>
          <text:p text:style-name="P63">Effect of Termination<text:tab/>16</text:p>
          <text:p text:style-name="P63">Disputes<text:tab/>16</text:p>
          <text:p text:style-name="P63">Domicilia and Notices<text:tab/>17</text:p>
          <text:p text:style-name="P63">Signature and Conclusion<text:tab/>18</text:p>
          <text:p text:style-name="P62">Record of Signature<text:tab/>20</text:p>
        </text:index-body>
      </text:table-of-content>
      <text:p text:style-name="P18"/>
      <text:p text:style-name="P67"><text:toc-mark-start text:id="IMark107389784" text:outline-level="1"/>Contract Specifications<text:toc-mark-end text:id="IMark107389784"/></text:p>
      <text:p text:style-name="P17"/>
      <text:p text:style-name="P36">This agreement is void if all the Specifications are not completed at the time of Signature.</text:p>
      <text:p text:style-name="P23"/>
      <text:p text:style-name="P37"><text:span text:style-name="T11">[Grant Giver] </text:span>Contract Number:</text:p>
      <text:p text:style-name="P37"/>
      <text:p text:style-name="P43">[Grant Giver] Company: </text:p>
      <text:p text:style-name="P24"/>
      <text:p text:style-name="P69">Authority of Signatory on Behalf of <text:span text:style-name="T37">[Grant Giver]</text:span>:</text:p>
      <text:p text:style-name="P24"/>
      <text:p text:style-name="P24"><text:span text:style-name="T12">Project Name:</text:span> </text:p>
      <text:p text:style-name="P25"/>
      <text:p text:style-name="P38"><text:span text:style-name="T16">Full </text:span>Name of Fellow:</text:p>
      <text:p text:style-name="P25"/>
      <text:p text:style-name="P37">Fellowship Summary:</text:p>
      <text:p text:style-name="P25"/>
      <text:p text:style-name="P39">Full Name of Recipient:</text:p>
      <text:p text:style-name="P26"/>
      <text:p text:style-name="P42">Name of Signatory for Recipient: </text:p>
      <text:p text:style-name="P27"/>
      <text:p text:style-name="P44">Authority of Signatory</text:p>
      <text:p text:style-name="P45"><text:span text:style-name="T34">The Signatory is </text:span><text:s/><text:line-break/><text:span text:style-name="T35">A. </text:span><text:span text:style-name="T36">also the Service Provider and is </text:span><text:span text:style-name="T35">signing on </text:span><text:span text:style-name="T36">his/her </text:span><text:span text:style-name="T35">own behalf</text:span></text:p>
      <text:p text:style-name="P20">B. <text:span text:style-name="T34">signing on behalf of a company</text:span> <text:line-break/><text:span text:style-name="T34">[Give the </text:span>Title of Person signing on behalf of company e.g. CEO<text:span text:style-name="T34">]</text:span></text:p>
      <text:p text:style-name="P20">C. <text:span text:style-name="T34">Not the Service Provider and not signing on behalf of a company but signing on behalf of the Service Provider</text:span><text:line-break/><text:span text:style-name="T34">[Give a l</text:span>egal description of the recipient e.g. partnership <text:span text:style-name="T34">and also describe the role the </text:span>of person signing on behalf of recipient e.g. managing partner, <text:span text:style-name="T34">agent]</text:span></text:p>
      <text:p text:style-name="P28"/>
      <text:p text:style-name="P40"><text:span text:style-name="T17">Project </text:span>Objectives:</text:p>
      <text:p text:style-name="P29"><text:soft-page-break/></text:p>
      <text:p text:style-name="P40"><text:span text:style-name="T18">Contract Deliverables or Services</text:span>:</text:p>
      <text:p text:style-name="P29"/>
      <text:p text:style-name="P25"><text:span text:style-name="T13">Contract Period</text:span><text:span text:style-name="T12">:</text:span> <text:s/></text:p>
      <text:p text:style-name="P25"/>
      <text:p text:style-name="P30"><text:span text:style-name="T13">Contract Amount</text:span><text:span text:style-name="T12">:</text:span> </text:p>
      <text:p text:style-name="P31"/>
      <text:p text:style-name="P31"><text:span text:style-name="T19"><text:s/></text:span><text:span text:style-name="T13">Payment Timing</text:span></text:p>
      <text:p text:style-name="P26"/>
      <text:p text:style-name="P26"><text:span text:style-name="T20">A. </text:span>Amount <text:s text:c="66"/>Date</text:p>
      <text:p text:style-name="P21">XX<text:tab/><text:tab/><text:tab/><text:tab/><text:tab/><text:tab/><text:tab/>xxxxxxxx</text:p>
      <text:p text:style-name="P21"/>
      <text:p text:style-name="P26">OR</text:p>
      <text:p text:style-name="P32">B. monthly <text:span text:style-name="T24">in arrears during Contract Period</text:span></text:p>
      <text:p text:style-name="P32">OR </text:p>
      <text:p text:style-name="P32">C. <text:span text:style-name="T24"><text:s/>o</text:span>n completion of a contract deliverable or service <text:s/>in the Contract Period.</text:p>
      <text:p text:style-name="P26"/>
      <text:p text:style-name="P25"><text:span text:style-name="T12">Addresses for Notices to the </text:span><text:span text:style-name="T15">F</text:span><text:span text:style-name="T12">ellow:</text:span> </text:p>
      <text:p text:style-name="P46"><text:span text:style-name="T25">Residential Address of Fellow</text:span>:</text:p>
      <text:p text:style-name="P25"/>
      <text:p text:style-name="P25"/>
      <text:p text:style-name="P25"/>
      <text:p text:style-name="P46">Email <text:span text:style-name="T26">address of Fellow:</text:span></text:p>
      <text:p text:style-name="P25"/>
      <text:p text:style-name="P25"><text:span text:style-name="T12">Addresses for Notices to the </text:span><text:span text:style-name="T14">Recipient</text:span><text:span text:style-name="T12">:</text:span> </text:p>
      <text:p text:style-name="P46"><text:span text:style-name="T25">Residential Address of Recipient</text:span>: </text:p>
      <text:p text:style-name="P25"/>
      <text:p text:style-name="P25"/>
      <text:p text:style-name="P46">Email <text:span text:style-name="T26">address of Recipient:</text:span></text:p>
      <text:p text:style-name="P25"/>
      <text:p text:style-name="P41">Intellectual Property Steward: <text:span text:style-name="T22">Fellow</text:span></text:p>
      <text:p text:style-name="P33"/>
      <text:p text:style-name="P22"><text:soft-page-break/><text:span text:style-name="T12">Variations to Benchmark Agreement:</text:span> <text:span text:style-name="T21">None</text:span></text:p>
      <text:h text:style-name="P99" text:outline-level="1"><text:bookmark-start text:name="__RefHeading__6591_372088099"/><text:toc-mark-start text:id="IMark107873672" text:outline-level="1"/>Legal Relationship<text:bookmark-end text:name="__RefHeading__6591_372088099"/><text:toc-mark-end text:id="IMark107873672"/></text:h>
      <text:list xml:id="list4547337193983419856" text:style-name="L1">
        <text:list-item>
          <text:h text:style-name="P70" text:outline-level="2"><text:bookmark-start text:name="__RefHeading__6593_372088099"/><text:toc-mark-start text:id="IMark107879048" text:outline-level="2"/>The Relationship between the [Grant Giver], Fellow and Recipient<text:bookmark-end text:name="__RefHeading__6593_372088099"/><text:toc-mark-end text:id="IMark107879048"/></text:h>
          <text:list>
            <text:list-item>
              <text:h text:style-name="P71"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71"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71"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71"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71"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71"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72"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72" text:outline-level="2"><text:bookmark-start text:name="__RefHeading__6609_372088099"/><text:toc-mark-start text:id="IMark107391688" text:outline-level="2"/>Contract Period<text:bookmark-end text:name="__RefHeading__6609_372088099"/><text:toc-mark-end text:id="IMark107391688"/></text:h>
          <text:list>
            <text:list-item>
              <text:h text:style-name="P72"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78" text:outline-level="2"><text:bookmark-start text:name="__RefHeading__6613_372088099"/><text:span text:style-name="T21">Neither the Recipient nor Fellow has any legal expectation that the Contract Period will be renewed or extended. The [Grant Giver] has an absolute discretion to choose whether to extend this agreement. Should the [Grant Giver] choose to extend this agreement the [Grant Giver] may </text:span><text:soft-page-break/><text:span text:style-name="T21">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span><text:bookmark-end text:name="__RefHeading__6613_372088099"/></text:h>
            </text:list-item>
          </text:list>
        </text:list-item>
        <text:list-item>
          <text:h text:style-name="P72" text:outline-level="2"><text:bookmark-start text:name="__RefHeading__6615_372088099"/><text:toc-mark-start text:id="IMark107865384" text:outline-level="2"/>Contract Amount<text:bookmark-end text:name="__RefHeading__6615_372088099"/><text:toc-mark-end text:id="IMark107865384"/></text:h>
          <text:list>
            <text:list-item>
              <text:h text:style-name="P72"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72" text:outline-level="2"><text:bookmark-start text:name="__RefHeading__6619_372088099"/>No payment becomes due in terms of this agreement until<text:bookmark-end text:name="__RefHeading__6619_372088099"/></text:h>
              <text:list>
                <text:list-item>
                  <text:h text:style-name="P72" text:outline-level="2"><text:bookmark-start text:name="__RefHeading__6621_372088099"/>the time set out in the Contract Specifications and<text:bookmark-end text:name="__RefHeading__6621_372088099"/></text:h>
                </text:list-item>
                <text:list-item>
                  <text:h text:style-name="P72"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72"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72"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72"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72" text:outline-level="2"><text:bookmark-start text:name="__RefHeading__6631_372088099"/>The Contract Amount or any part thereof may be used only in order to achieve the Project Objectives, and in payment for delivery of the Deliverables or rendering of Services.<text:bookmark-end text:name="__RefHeading__6631_372088099"/></text:h>
            </text:list-item>
            <text:list-item>
              <text:h text:style-name="P72"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73" text:outline-level="2"><text:bookmark-start text:name="__RefHeading__6635_372088099"/><text:toc-mark-start text:id="IMark107879064" text:outline-level="2"/>Deliverables or Services<text:bookmark-end text:name="__RefHeading__6635_372088099"/><text:toc-mark-end text:id="IMark107879064"/></text:h>
          <text:list>
            <text:list-item>
              <text:h text:style-name="P73" text:outline-level="2"><text:bookmark-start text:name="__RefHeading__6637_372088099"/><text:soft-page-break/>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73"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73" text:outline-level="2"><text:bookmark-start text:name="__RefHeading__6641_372088099"/><text:toc-mark-start text:id="IMark107869672" text:outline-level="2"/>Obligations of Recipient<text:bookmark-end text:name="__RefHeading__6641_372088099"/><text:toc-mark-end text:id="IMark107869672"/></text:h>
          <text:list>
            <text:list-item>
              <text:h text:style-name="P73" text:outline-level="2"><text:bookmark-start text:name="__RefHeading__6643_372088099"/>The Recipient owes its obligations to both the [Grant Giver] and the Fellow.<text:bookmark-end text:name="__RefHeading__6643_372088099"/></text:h>
            </text:list-item>
            <text:list-item>
              <text:h text:style-name="P73"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73"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73"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73"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73"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73"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74" text:outline-level="2"><text:bookmark-start text:name="__RefHeading__6657_372088099"/><text:toc-mark-start text:id="IMark107871400" text:outline-level="2"/>Obligations and Authority of the Fellowship<text:bookmark-end text:name="__RefHeading__6657_372088099"/><text:toc-mark-end text:id="IMark107871400"/></text:h>
          <text:list>
            <text:list-item>
              <text:h text:style-name="P74" text:outline-level="2"><text:bookmark-start text:name="__RefHeading__6659_372088099"/>The Fellow must use [his/her] best efforts to achieve the Project Objectives.<text:bookmark-end text:name="__RefHeading__6659_372088099"/></text:h>
            </text:list-item>
            <text:list-item>
              <text:h text:style-name="P74"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74" text:outline-level="2"><text:bookmark-start text:name="__RefHeading__6663_372088099"/><text:soft-page-break/>The Fellow must approve or disapprove an invoice provided to the Fellow and the [Grant Giver] by the Recipient in terms of this agreement within ten (10) days of receipt.<text:bookmark-end text:name="__RefHeading__6663_372088099"/></text:h>
            </text:list-item>
            <text:list-item>
              <text:h text:style-name="P74"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74" text:outline-level="2"><text:bookmark-start text:name="__RefHeading__6667_372088099"/><text:toc-mark-start text:id="IMark107369288" text:outline-level="2"/>Obligations of the [Grant Giver]<text:bookmark-end text:name="__RefHeading__6667_372088099"/><text:toc-mark-end text:id="IMark107369288"/></text:h>
        </text:list-item>
      </text:list>
      <text:h text:style-name="P58"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44440889728243" text:continue-numbering="true" text:style-name="L1">
        <text:list-item>
          <text:h text:style-name="P74" text:outline-level="2"><text:bookmark-start text:name="__RefHeading__6671_372088099"/><text:toc-mark-start text:id="IMark107864872" text:outline-level="2"/>Public Association with the [Grant Giver]<text:bookmark-end text:name="__RefHeading__6671_372088099"/><text:toc-mark-end text:id="IMark107864872"/></text:h>
        </text:list-item>
      </text:list>
      <text:h text:style-name="P58"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44441753557547" text:continue-numbering="true" text:style-name="L1">
        <text:list-item>
          <text:h text:style-name="P74" text:outline-level="2"><text:bookmark-start text:name="__RefHeading__6675_372088099"/><text:toc-mark-start text:id="IMark107877656" text:outline-level="2"/>Securing Information and Confidentiality<text:bookmark-end text:name="__RefHeading__6675_372088099"/><text:toc-mark-end text:id="IMark107877656"/></text:h>
          <text:list>
            <text:list-item>
              <text:h text:style-name="P74"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74" text:outline-level="2"><text:bookmark-start text:name="__RefHeading__6679_372088099"/>information that affects the security of the [Grant Giver] or Fellow including:<text:bookmark-end text:name="__RefHeading__6679_372088099"/></text:h>
                  <text:list>
                    <text:list-item>
                      <text:h text:style-name="P74"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74"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74"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74" text:outline-level="2"><text:bookmark-start text:name="__RefHeading__6687_372088099"/>internal information on staffing and strategy of the [Grant Giver] or Fellow;<text:bookmark-end text:name="__RefHeading__6687_372088099"/></text:h>
                </text:list-item>
                <text:list-item>
                  <text:h text:style-name="P74" text:outline-level="2"><text:bookmark-start text:name="__RefHeading__6689_372088099"/>reasons for funding decisions by the [Grant Giver];<text:bookmark-end text:name="__RefHeading__6689_372088099"/></text:h>
                </text:list-item>
                <text:list-item>
                  <text:h text:style-name="P74"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74" text:outline-level="2"><text:bookmark-start text:name="__RefHeading__6695_372088099"/><text:soft-page-break/>private information of natural persons that the [Grant Giver] or the Fellow has a duty to keep confidential;<text:bookmark-end text:name="__RefHeading__6695_372088099"/></text:h>
                </text:list-item>
                <text:list-item>
                  <text:h text:style-name="P74" text:outline-level="2"><text:bookmark-start text:name="__RefHeading__6697_372088099"/>confidential reports of the [Grant Giver] or Fellow; and<text:bookmark-end text:name="__RefHeading__6697_372088099"/></text:h>
                </text:list-item>
                <text:list-item>
                  <text:h text:style-name="P74"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74"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74" text:outline-level="2"><text:bookmark-start text:name="__RefHeading__6703_372088099"/>Recipients must not disclose confidential information:<text:bookmark-end text:name="__RefHeading__6703_372088099"/></text:h>
              <text:list>
                <text:list-item>
                  <text:h text:style-name="P74"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74"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74" text:outline-level="2"><text:bookmark-start text:name="__RefHeading__6709_372088099"/>unless the information is already in the public domain through no action of the Recipient;<text:bookmark-end text:name="__RefHeading__6709_372088099"/></text:h>
                </text:list-item>
                <text:list-item>
                  <text:h text:style-name="P74"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74"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74" text:outline-level="2"><text:bookmark-start text:name="__RefHeading__6715_372088099"/>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98" text:outline-level="1"/>
      <text:h text:style-name="P99" text:outline-level="1"><text:bookmark-start text:name="__RefHeading__6717_372088099"/><text:toc-mark-start text:id="IMark107873096" text:outline-level="1"/>Standard Legal Provisions<text:bookmark-end text:name="__RefHeading__6717_372088099"/><text:toc-mark-end text:id="IMark107873096"/></text:h>
      <text:list xml:id="list144442096232499" text:continue-numbering="true" text:style-name="L1">
        <text:list-item>
          <text:h text:style-name="P74" text:outline-level="2"><text:bookmark-start text:name="__RefHeading__6719_372088099"/><text:toc-mark-start text:id="IMark107870488" text:outline-level="2"/>Intellectual Property<text:bookmark-end text:name="__RefHeading__6719_372088099"/><text:toc-mark-end text:id="IMark107870488"/></text:h>
          <text:list>
            <text:list-item>
              <text:h text:style-name="P74" text:outline-level="2"><text:bookmark-start text:name="__RefHeading__6721_372088099"/><text:toc-mark-start text:id="IMark107872488" text:outline-level="3"/>Creation for this agreement<text:bookmark-end text:name="__RefHeading__6721_372088099"/><text:toc-mark-end text:id="IMark107872488"/></text:h>
              <text:list>
                <text:list-item>
                  <text:h text:style-name="P75"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75"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75" text:outline-level="2"><text:bookmark-start text:name="__RefHeading__6727_372088099"/>it is created by the Recipient to comply with an obligation to the [Grant Giver] in this agreement; or<text:bookmark-end text:name="__RefHeading__6727_372088099"/></text:h>
                    </text:list-item>
                    <text:list-item>
                      <text:h text:style-name="P75"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75"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79" text:outline-level="2"><text:bookmark-start text:name="__RefHeading__6733_372088099"/><text:toc-mark-start text:id="IMark107871336" text:outline-level="3"/><text:span text:style-name="T23">V</text:span><text:span text:style-name="T21">esting</text:span><text:bookmark-end text:name="__RefHeading__6733_372088099"/><text:toc-mark-end text:id="IMark107871336"/></text:h>
              <text:list>
                <text:list-item>
                  <text:h text:style-name="P76"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76"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76"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76"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76" text:outline-level="2"><text:bookmark-start text:name="__RefHeading__6743_372088099"/><text:toc-mark-start text:id="IMark107873704" text:outline-level="3"/>Public Distribution of Copyright Works and Data<text:bookmark-end text:name="__RefHeading__6743_372088099"/><text:toc-mark-end text:id="IMark107873704"/></text:h>
              <text:list>
                <text:list-item>
                  <text:h text:style-name="P76" text:outline-level="2"><text:bookmark-start text:name="__RefHeading__6745_372088099"/><text:soft-page-break/><text:toc-mark-start text:id="IMark107878696" text:outline-level="4"/>Open Content and Data<text:bookmark-end text:name="__RefHeading__6745_372088099"/><text:toc-mark-end text:id="IMark107878696"/></text:h>
                  <text:h text:style-name="P80"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6">http://opendefinition.org/</text:span></text:a>):<text:bookmark-end text:name="__RefHeading__6747_372088099"/></text:h>
                  <text:p text:style-name="P100">“A piece of data or content is open if anyone is free to use, reuse, and redistribute it - subject only, at most, to the requirement to attribute and/or share-alike.”</text:p>
                  <text:h text:style-name="P77"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76" text:outline-level="2"><text:bookmark-start text:name="__RefHeading__6751_372088099"/><text:toc-mark-start text:id="IMark107873336" text:outline-level="4"/>Software<text:bookmark-end text:name="__RefHeading__6751_372088099"/><text:toc-mark-end text:id="IMark107873336"/></text:h>
                </text:list-item>
              </text:list>
            </text:list-item>
          </text:list>
        </text:list-item>
      </text:list>
      <text:h text:style-name="P59" text:outline-level="2"><text:bookmark-start text:name="__RefHeading__6753_372088099"/>Software created for the purpose of this agreement must be licensed with a license that conforms with the Open Source Definition (<text:span text:style-name="T6">http://opensource.org/osd</text:span>), specifically:<text:bookmark-end text:name="__RefHeading__6753_372088099"/></text:h>
      <text:list xml:id="list8364945697701255403" text:style-name="L2">
        <text:list-item>
          <text:h text:style-name="P90" text:outline-level="2"><text:bookmark-start text:name="__RefHeading__6755_372088099"/><text:span text:style-name="T27">the Free Software [Grant Giver] General Public Licence (</text:span><text:a xlink:type="simple" xlink:href="http://www.gnu.org/licenses/gpl"><text:span text:style-name="T8">http://www.gnu.org/licenses/gpl</text:span></text:a><text:span text:style-name="T27">);</text:span><text:bookmark-end text:name="__RefHeading__6755_372088099"/></text:h>
        </text:list-item>
        <text:list-item>
          <text:h text:style-name="P90" text:outline-level="2"><text:bookmark-start text:name="__RefHeading__6757_372088099"/><text:span text:style-name="T27">the MIT License (</text:span><text:a xlink:type="simple" xlink:href="http://opensource.org/licenses/MIT"><text:span text:style-name="T8">http://opensource.org/licenses/MIT</text:span></text:a><text:span text:style-name="T27">);</text:span><text:bookmark-end text:name="__RefHeading__6757_372088099"/></text:h>
        </text:list-item>
        <text:list-item>
          <text:h text:style-name="P91" text:outline-level="2"><text:bookmark-start text:name="__RefHeading__6759_372088099"/>any of the Berkeley Software Development licenses;<text:bookmark-end text:name="__RefHeading__6759_372088099"/></text:h>
        </text:list-item>
        <text:list-item>
          <text:h text:style-name="P91" text:outline-level="2"><text:bookmark-start text:name="__RefHeading__6761_372088099"/>or with the written consent of the [Grant Giver] another open source license.<text:bookmark-end text:name="__RefHeading__6761_372088099"/></text:h>
        </text:list-item>
      </text:list>
      <text:h text:style-name="P59" text:outline-level="2"><text:bookmark-start text:name="__RefHeading__6763_372088099"/>Software created for the purposes of the agreement that functions primarily as network server software must be licensed under the GNU Affero General Public License (<text:span text:style-name="T6">www.gnu.org/licenses/agpl.html</text:span>) or with the written consent of the [Grant Giver] another open source license.<text:bookmark-end text:name="__RefHeading__6763_372088099"/></text:h>
      <text:list xml:id="list144441337535225" text:continue-list="list144442096232499" text:style-name="L1">
        <text:list-item>
          <text:list>
            <text:list-item>
              <text:list>
                <text:list-item>
                  <text:h text:style-name="P76" text:outline-level="2"><text:bookmark-start text:name="__RefHeading__6765_372088099"/><text:toc-mark-start text:id="IMark105884968" text:outline-level="4"/>Data<text:bookmark-end text:name="__RefHeading__6765_372088099"/><text:toc-mark-end text:id="IMark105884968"/></text:h>
                </text:list-item>
              </text:list>
            </text:list-item>
          </text:list>
        </text:list-item>
      </text:list>
      <text:list xml:id="list285093414789559846" text:style-name="L3">
        <text:list-item>
          <text:list>
            <text:list-item>
              <text:list>
                <text:list-header>
                  <text:h text:style-name="P94" text:outline-level="2"><text:bookmark-start text:name="__RefHeading__6767_372088099"/><text:span text:style-name="T21">Compilations of data (“databases”) created for the purpose of this agreement must be made open as defined by the Open Definition (</text:span><text:a xlink:type="simple" xlink:href="http://opendefinition.org/licenses/#Data"><text:span text:style-name="T7">http://opendefinition.org/licenses/#Data</text:span></text:a><text:span text:style-name="T21">) specifically under:</text:span><text:bookmark-end text:name="__RefHeading__6767_372088099"/></text:h>
                </text:list-header>
              </text:list>
            </text:list-item>
          </text:list>
        </text:list-item>
      </text:list>
      <text:list xml:id="list7927388726406575198" text:style-name="L4">
        <text:list-item>
          <text:h text:style-name="P92" text:outline-level="2"><text:bookmark-start text:name="__RefHeading__6769_372088099"/>Creative Commons Zero;<text:bookmark-end text:name="__RefHeading__6769_372088099"/></text:h>
        </text:list-item>
        <text:list-item>
          <text:h text:style-name="P92" text:outline-level="2"><text:bookmark-start text:name="__RefHeading__6771_372088099"/>Open Data Commons Public Domain Dedication and License;<text:bookmark-end text:name="__RefHeading__6771_372088099"/></text:h>
        </text:list-item>
        <text:list-item>
          <text:h text:style-name="P92" text:outline-level="2"><text:bookmark-start text:name="__RefHeading__6773_372088099"/><text:soft-page-break/>Open Data Commons Attribution License;<text:bookmark-end text:name="__RefHeading__6773_372088099"/></text:h>
        </text:list-item>
        <text:list-item>
          <text:h text:style-name="P92" text:outline-level="2"><text:bookmark-start text:name="__RefHeading__6775_372088099"/>Open Data Commons Open Database License (Attribution Sharealike);<text:bookmark-end text:name="__RefHeading__6775_372088099"/></text:h>
        </text:list-item>
        <text:list-item>
          <text:h text:style-name="P92" text:outline-level="2"><text:bookmark-start text:name="__RefHeading__6777_372088099"/>or with the written consent of the [Grant Giver] another Open Definition conformant data dedication or license.<text:bookmark-end text:name="__RefHeading__6777_372088099"/></text:h>
        </text:list-item>
      </text:list>
      <text:list xml:id="list144441089228888" text:continue-list="list144441337535225" text:style-name="L1">
        <text:list-item>
          <text:list>
            <text:list-item>
              <text:list>
                <text:list-item>
                  <text:h text:style-name="P76" text:outline-level="2"><text:bookmark-start text:name="__RefHeading__6779_372088099"/><text:toc-mark-start text:id="IMark107869400" text:outline-level="4"/>Media<text:bookmark-end text:name="__RefHeading__6779_372088099"/><text:toc-mark-end text:id="IMark107869400"/></text:h>
                </text:list-item>
              </text:list>
            </text:list-item>
          </text:list>
        </text:list-item>
      </text:list>
      <text:list xml:id="list144441880677592" text:continue-list="list285093414789559846" text:style-name="L3">
        <text:list-item>
          <text:list>
            <text:list-item>
              <text:list>
                <text:list-header>
                  <text:h text:style-name="P95" text:outline-level="2"><text:bookmark-start text:name="__RefHeading__6781_372088099"/><text:span text:style-name="T21">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7">http://opendefinition.org/licenses/#Content</text:span></text:a><text:span text:style-name="T21">), specifically:</text:span><text:bookmark-end text:name="__RefHeading__6781_372088099"/></text:h>
                </text:list-header>
              </text:list>
            </text:list-item>
          </text:list>
        </text:list-item>
      </text:list>
      <text:list xml:id="list6176639630713344064" text:style-name="L5">
        <text:list-item>
          <text:h text:style-name="P93" text:outline-level="2"><text:bookmark-start text:name="__RefHeading__6783_372088099"/>Creative Commons Attribution-ShareAlike license;<text:bookmark-end text:name="__RefHeading__6783_372088099"/></text:h>
        </text:list-item>
        <text:list-item>
          <text:h text:style-name="P93" text:outline-level="2"><text:bookmark-start text:name="__RefHeading__6785_372088099"/>Creative Commons Attribution only license;<text:bookmark-end text:name="__RefHeading__6785_372088099"/></text:h>
        </text:list-item>
        <text:list-item>
          <text:h text:style-name="P93" text:outline-level="2"><text:bookmark-start text:name="__RefHeading__6787_372088099"/>Creative Commons Zero;<text:bookmark-end text:name="__RefHeading__6787_372088099"/></text:h>
        </text:list-item>
        <text:list-item>
          <text:h text:style-name="P93" text:outline-level="2"><text:bookmark-start text:name="__RefHeading__6789_372088099"/>or with the written consent of the [Grant Giver] another licence that conforms to the Open Definition.<text:bookmark-end text:name="__RefHeading__6789_372088099"/></text:h>
        </text:list-item>
      </text:list>
      <text:list xml:id="list144440875351500" text:continue-list="list144441089228888" text:style-name="L1">
        <text:list-item>
          <text:list>
            <text:list-item>
              <text:list>
                <text:list-item>
                  <text:h text:style-name="P79" text:outline-level="2"><text:bookmark-start text:name="__RefHeading__6791_372088099"/><text:toc-mark-start text:id="IMark107865032" text:outline-level="4"/>Other Licenses<text:bookmark-end text:name="__RefHeading__6791_372088099"/><text:toc-mark-end text:id="IMark107865032"/></text:h>
                </text:list-item>
              </text:list>
            </text:list-item>
          </text:list>
        </text:list-item>
      </text:list>
      <text:list xml:id="list144441651202824" text:continue-list="list144441880677592" text:style-name="L3">
        <text:list-item>
          <text:list>
            <text:list-item>
              <text:list>
                <text:list-header>
                  <text:h text:style-name="P96"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44441317663827" text:continue-list="list144440875351500" text:style-name="L1">
        <text:list-item>
          <text:list>
            <text:list-item>
              <text:h text:style-name="P79" text:outline-level="2"><text:bookmark-start text:name="__RefHeading__6795_372088099"/><text:toc-mark-start text:id="IMark107880760" text:outline-level="3"/>Patents and Registered Designs<text:bookmark-end text:name="__RefHeading__6795_372088099"/><text:toc-mark-end text:id="IMark107880760"/></text:h>
              <text:list>
                <text:list-item>
                  <text:h text:style-name="P81"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81"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81" text:outline-level="2"><text:bookmark-start text:name="__RefHeading__6801_372088099"/>to register the rights in the name of the Intellectual Property Steward;<text:bookmark-end text:name="__RefHeading__6801_372088099"/></text:h>
                    </text:list-item>
                    <text:list-item>
                      <text:h text:style-name="P81" text:outline-level="2"><text:bookmark-start text:name="__RefHeading__6803_372088099"/><text:soft-page-break/>to bear all costs related to registration;<text:bookmark-end text:name="__RefHeading__6803_372088099"/></text:h>
                    </text:list-item>
                    <text:list-item>
                      <text:h text:style-name="P81"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81"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82" text:outline-level="2"><text:bookmark-start text:name="__RefHeading__6809_372088099"/><text:toc-mark-start text:id="IMark107881912" text:outline-level="3"/>Hardware<text:bookmark-end text:name="__RefHeading__6809_372088099"/><text:toc-mark-end text:id="IMark107881912"/></text:h>
              <text:h text:style-name="P82"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6">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82" text:outline-level="2"><text:bookmark-start text:name="__RefHeading__6813_372088099"/><text:toc-mark-start text:id="IMark107875304" text:outline-level="3"/>Upload<text:bookmark-end text:name="__RefHeading__6813_372088099"/><text:toc-mark-end text:id="IMark107875304"/></text:h>
              <text:h text:style-name="P82" text:outline-level="2"><text:bookmark-start text:name="__RefHeading__6815_372088099"/>If Intellectual Property can be represented as digital data the Fellow, <text:span text:style-name="T28">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28">Recipient </text:span>and Intellectual Property Steward to upload copies to a different repository.<text:bookmark-end text:name="__RefHeading__6815_372088099"/></text:h>
            </text:list-item>
            <text:list-item>
              <text:h text:style-name="P81" text:outline-level="2"><text:bookmark-start text:name="__RefHeading__6817_372088099"/><text:toc-mark-start text:id="IMark107869400" text:outline-level="3"/>Exceptions<text:bookmark-end text:name="__RefHeading__6817_372088099"/><text:toc-mark-end text:id="IMark107869400"/></text:h>
              <text:list>
                <text:list-item>
                  <text:h text:style-name="P81"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81"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83" text:outline-level="2"><text:bookmark-start text:name="__RefHeading__6823_372088099"/><text:toc-mark-start text:id="IMark107869400" text:outline-level="3"/>Warranty<text:bookmark-end text:name="__RefHeading__6823_372088099"/><text:toc-mark-end text:id="IMark107869400"/></text:h>
              <text:h text:style-name="P83" text:outline-level="2"><text:bookmark-start text:name="__RefHeading__6825_372088099"/>The Fellow, <text:span text:style-name="T28">Recipient</text:span> and the Intellectual Property Steward warrant that Intellectual Property created for the purposes of the agreement will not infringe the Intellectual Property or other <text:soft-page-break/>rights of any third party and the Fellow, <text:span text:style-name="T28">Recipient</text:span> <text:span text:style-name="T28">and Intellectual Property Steward</text:span> hereby indemnif<text:span text:style-name="T28">y</text:span> and hold the [Grant Giver] harmless against any and all harm, damage, loss and costs, including legal costs, which the [Grant Giver] may suffer from a breach of these warranties. The Fellow, <text:span text:style-name="T28">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83" text:outline-level="2"><text:bookmark-start text:name="__RefHeading__6827_372088099"/><text:toc-mark-start text:id="IMark107389720" text:outline-level="3"/>Residual License<text:bookmark-end text:name="__RefHeading__6827_372088099"/><text:toc-mark-end text:id="IMark107389720"/></text:h>
              <text:h text:style-name="P83"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28">Recipient</text:span> and Intellectual Property Steward waive any claim and any remedy at law, including injunctive relief, an order for accounting, or a claim for damages which the Fellow, <text:span text:style-name="T28">Recipient</text:span> and Intellectual Property Steward's or their heirs, successors or assigns might have in respect of the distribution.<text:bookmark-end text:name="__RefHeading__6829_372088099"/></text:h>
            </text:list-item>
          </text:list>
        </text:list-item>
        <text:list-item>
          <text:h text:style-name="P81" text:outline-level="2"><text:bookmark-start text:name="__RefHeading__6831_372088099"/><text:toc-mark-start text:id="IMark107881912" text:outline-level="2"/>How This Agreement Works<text:bookmark-end text:name="__RefHeading__6831_372088099"/><text:toc-mark-end text:id="IMark107881912"/></text:h>
          <text:list>
            <text:list-item>
              <text:h text:style-name="P81"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84"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84"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85" text:outline-level="2"><text:bookmark-start text:name="__RefHeading__6839_372088099"/>This agreement and all matters incidental thereto, including but not limited to the interpretation, application and termination of this agreement are governed by <text:span text:style-name="T30">[insert name of chosen jurisdiction] </text:span><text:s/>law.<text:bookmark-end text:name="__RefHeading__6839_372088099"/></text:h>
            </text:list-item>
            <text:list-item>
              <text:h text:style-name="P84"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84"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84"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84"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84"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84" text:outline-level="2"><text:bookmark-start text:name="__RefHeading__6851_372088099"/><text:toc-mark-start text:id="IMark107870936" text:outline-level="2"/>Termination other than for Breach<text:bookmark-end text:name="__RefHeading__6851_372088099"/><text:toc-mark-end text:id="IMark107870936"/></text:h>
          <text:list>
            <text:list-item>
              <text:h text:style-name="P84"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84"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84"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84"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84" text:outline-level="2"><text:bookmark-start text:name="__RefHeading__6861_372088099"/><text:toc-mark-start text:id="IMark107865832" text:outline-level="2"/>Breach<text:bookmark-end text:name="__RefHeading__6861_372088099"/><text:toc-mark-end text:id="IMark107865832"/></text:h>
          <text:list>
            <text:list-item>
              <text:h text:style-name="P84"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84"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84" text:outline-level="2"><text:bookmark-start text:name="__RefHeading__6867_372088099"/><text:toc-mark-start text:id="IMark107876008" text:outline-level="2"/>Effect of Termination<text:bookmark-end text:name="__RefHeading__6867_372088099"/><text:toc-mark-end text:id="IMark107876008"/></text:h>
          <text:list>
            <text:list-item>
              <text:h text:style-name="P84"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84" text:outline-level="2"><text:bookmark-start text:name="__RefHeading__6871_372088099"/>If the agreement is Terminated in any of the circumstances set out in clauses 12.2, 12.3, 12.4 and 13 then:<text:bookmark-end text:name="__RefHeading__6871_372088099"/></text:h>
              <text:list>
                <text:list-item>
                  <text:h text:style-name="P84"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84"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84"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84" text:outline-level="2"><text:bookmark-start text:name="__RefHeading__6879_372088099"/><text:toc-mark-start text:id="IMark107874600" text:outline-level="2"/>Disputes<text:bookmark-end text:name="__RefHeading__6879_372088099"/><text:toc-mark-end text:id="IMark107874600"/></text:h>
          <text:list>
            <text:list-item>
              <text:h text:style-name="P84"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84"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84"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84"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84"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86"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87"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88"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88"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88"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88" text:outline-level="2"><text:bookmark-start text:name="__RefHeading__6903_372088099"/>The arbitration award will be final and binding.<text:bookmark-end text:name="__RefHeading__6903_372088099"/></text:h>
            </text:list-item>
          </text:list>
        </text:list-item>
        <text:list-item>
          <text:h text:style-name="P88" text:outline-level="2"><text:bookmark-start text:name="__RefHeading__6905_372088099"/><text:toc-mark-start text:id="IMark105876200" text:outline-level="2"/>Domicilia and Notices<text:bookmark-end text:name="__RefHeading__6905_372088099"/><text:toc-mark-end text:id="IMark105876200"/></text:h>
          <text:list>
            <text:list-item>
              <text:h text:style-name="P88" text:outline-level="2"><text:bookmark-start text:name="__RefHeading__6907_372088099"/>Each Party choose its domicilium citandi et executandi ("Domicilium") for the purposes of the <text:soft-page-break/>giving of any notice, the payment of any sum, the serving of any process and for any other purpose arising from this agreement at their respective addresses as set out below:<text:bookmark-end text:name="__RefHeading__6907_372088099"/></text:h>
              <text:list>
                <text:list-item>
                  <text:h text:style-name="P88" text:outline-level="2"><text:bookmark-start text:name="__RefHeading__6909_372088099"/>The [Grant Giver]:<text:bookmark-end text:name="__RefHeading__6909_372088099"/></text:h>
                </text:list-item>
              </text:list>
            </text:list-item>
          </text:list>
        </text:list-item>
      </text:list>
      <text:h text:style-name="P60" text:outline-level="2"><text:bookmark-start text:name="__RefHeading__6911_372088099"/>Email: <text:span text:style-name="T33">[</text:span><text:span text:style-name="T2">Insert email for legal notices]</text:span><text:bookmark-end text:name="__RefHeading__6911_372088099"/></text:h>
      <text:h text:style-name="P61" text:outline-level="2"><text:bookmark-start text:name="__RefHeading__6913_372088099"/>Physical: <text:span text:style-name="T32">[Insert physical address for delivery of legal notices]</text:span><text:bookmark-end text:name="__RefHeading__6913_372088099"/></text:h>
      <text:list xml:id="list144441590900579" text:continue-numbering="true" text:style-name="L1">
        <text:list-item>
          <text:list>
            <text:list-item>
              <text:list>
                <text:list-item>
                  <text:h text:style-name="P88" text:outline-level="2"><text:bookmark-start text:name="__RefHeading__6915_372088099"/>The Fellow and Recipient chooses the addresses set out in the Contract Specifications.<text:bookmark-end text:name="__RefHeading__6915_372088099"/></text:h>
                </text:list-item>
                <text:list-item>
                  <text:h text:style-name="P88" text:outline-level="2"><text:bookmark-start text:name="__RefHeading__6917_372088099"/>Each party is entitled, to vary its Domicilium to any other address which is not a post office box or poste restante by written notice, including by email, to the other parties.<text:bookmark-end text:name="__RefHeading__6917_372088099"/></text:h>
                </text:list-item>
              </text:list>
            </text:list-item>
            <text:list-item>
              <text:h text:style-name="P88" text:outline-level="2"><text:bookmark-start text:name="__RefHeading__6919_372088099"/>Any notice given and any payment made by one party to another (the "Addressee") which:<text:bookmark-end text:name="__RefHeading__6919_372088099"/></text:h>
              <text:list>
                <text:list-item>
                  <text:h text:style-name="P88"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88"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88" text:outline-level="2"><text:bookmark-start text:name="__RefHeading__6925_372088099"/><text:toc-mark-start text:id="IMark107873512" text:outline-level="2"/>Signature and Conclusion<text:bookmark-end text:name="__RefHeading__6925_372088099"/><text:toc-mark-end text:id="IMark107873512"/></text:h>
        </text:list-item>
      </text:list>
      <text:h text:style-name="P57" text:outline-level="2"><text:bookmark-start text:name="__RefHeading__6927_372088099"/>Electronic Form<text:bookmark-end text:name="__RefHeading__6927_372088099"/></text:h>
      <text:list xml:id="list144441147681250" text:continue-numbering="true" text:style-name="L1">
        <text:list-item>
          <text:list>
            <text:list-item>
              <text:h text:style-name="P88"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88"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88"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57" text:outline-level="2"><text:bookmark-start text:name="__RefHeading__6935_372088099"/><text:soft-page-break/>Electronic Signature<text:bookmark-end text:name="__RefHeading__6935_372088099"/></text:h>
      <text:list xml:id="list144442743407018" text:continue-numbering="true" text:style-name="L1">
        <text:list-item>
          <text:list>
            <text:list-item>
              <text:h text:style-name="P88" text:outline-level="2"><text:bookmark-start text:name="__RefHeading__6937_372088099"/>The Parties are using Electronic Signatures to conclude this agreement.<text:bookmark-end text:name="__RefHeading__6937_372088099"/></text:h>
            </text:list-item>
            <text:list-item>
              <text:h text:style-name="P88"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88"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88" text:outline-level="2"><text:bookmark-start text:name="__RefHeading__6943_372088099"/>identifies (himself/herself), and<text:bookmark-end text:name="__RefHeading__6943_372088099"/></text:h>
                </text:list-item>
                <text:list-item>
                  <text:h text:style-name="P88" text:outline-level="2"><text:bookmark-start text:name="__RefHeading__6945_372088099"/>demonstrates an intention to be legally bound, and<text:bookmark-end text:name="__RefHeading__6945_372088099"/></text:h>
                </text:list-item>
                <text:list-item>
                  <text:h text:style-name="P88" text:outline-level="2"><text:bookmark-start text:name="__RefHeading__6947_372088099"/>consents to use of the Electronic Signature for purposes of the previous two sub paragraphs, and<text:bookmark-end text:name="__RefHeading__6947_372088099"/></text:h>
                </text:list-item>
                <text:list-item>
                  <text:h text:style-name="P89"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89"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89" text:outline-level="2"><text:bookmark-start text:name="__RefHeading__6953_372088099"/>Any persons signing this agreement in a representative capacity warrants [his/her] authority to do so.<text:bookmark-end text:name="__RefHeading__6953_372088099"/></text:h>
            </text:list-item>
            <text:list-item>
              <text:h text:style-name="P89"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6" text:outline-level="2"/>
      <text:h text:style-name="P97" text:outline-level="2"><text:bookmark-start text:name="__RefHeading__6957_372088099"/><text:toc-mark-start text:id="IMark107873512" text:outline-level="1"/>Record of Signature<text:bookmark-end text:name="__RefHeading__6957_372088099"/><text:toc-mark-end text:id="IMark107873512"/></text:h>
      <text:p text:style-name="P47"/>
      <text:p text:style-name="P47"/>
      <text:p text:style-name="P48"/>
      <text:p text:style-name="P50"/>
      <text:p text:style-name="P49"/>
      <text:p text:style-name="P49">__________________________________________</text:p>
      <text:p text:style-name="P49"><text:span text:style-name="T29">Signature </text:span>for and on behalf of the [Grant Giver]</text:p>
      <text:p text:style-name="P51"/>
      <text:p text:style-name="P49"/>
      <text:p text:style-name="P49"/>
      <text:p text:style-name="P49">__________________________________________</text:p>
      <text:p text:style-name="P49">Fellow </text:p>
      <text:p text:style-name="P50">Date of <text:span text:style-name="T9">Signature</text:span>: </text:p>
      <text:p text:style-name="P52"/>
      <text:p text:style-name="P54"/>
      <text:p text:style-name="P54"/>
      <text:p text:style-name="P49">__________________________________________</text:p>
      <text:p text:style-name="P53">for and on behalf of Recipient</text:p>
      <text:h text:style-name="P55"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1</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19T14:44:40.550590498</dc:date>
    <meta:editing-duration>PT8H21M50S</meta:editing-duration>
    <meta:editing-cycles>17</meta:editing-cycles>
    <meta:generator>LibreOffice/4.2.8.2$Linux_X86_64 LibreOffice_project/420m0$Build-2</meta:generator>
    <meta:document-statistic meta:table-count="0" meta:image-count="1" meta:object-count="0" meta:page-count="21" meta:paragraph-count="274" meta:word-count="5681" meta:character-count="35528" meta:non-whitespace-character-count="30179"/>
  </office:meta>
</office:document-meta>
</file>